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ontserrat" svg:font-family="Montserrat, 'helvetica neue'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6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0" style:family="paragraph" style:parent-style-name="Table_20_Contents">
      <style:text-properties officeooo:paragraph-rsid="000dab67"/>
    </style:style>
    <style:style style:name="P11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37dc1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37dc1" officeooo:paragraph-rsid="00137dc1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6186a" officeooo:paragraph-rsid="0016186a"/>
    </style:style>
    <style:style style:name="P18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37dc1" officeooo:paragraph-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19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37dc1" officeooo:paragraph-rsid="00145f5b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37dc1" officeooo:paragraph-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37dc1" fo:hyphenate="false" loext:hyphenation-no-caps="false"/>
    </style:style>
    <style:style style:name="P23" style:family="paragraph" style:parent-style-name="Table_20_Contents">
      <style:text-properties fo:language="en" fo:country="US" officeooo:paragraph-rsid="001213c1"/>
    </style:style>
    <style:style style:name="P24" style:family="paragraph" style:parent-style-name="Table_20_Contents">
      <style:text-properties officeooo:paragraph-rsid="0012f38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213c1" style:font-name-asian="Times New Roman" style:font-name-complex="Times New Roman"/>
    </style:style>
    <style:style style:name="T10" style:family="text">
      <style:text-properties fo:language="ru" fo:country="RU" officeooo:rsid="0012e1ce" style:font-name-asian="Times New Roman" style:font-name-complex="Times New Roman"/>
    </style:style>
    <style:style style:name="T11" style:family="text">
      <style:text-properties fo:language="ru" fo:country="RU" officeooo:rsid="00137dc1" style:font-name-asian="Times New Roman" style:font-name-complex="Times New Roman"/>
    </style:style>
    <style:style style:name="T12" style:family="text">
      <style:text-properties fo:language="ru" fo:country="RU" officeooo:rsid="000dab67"/>
    </style:style>
    <style:style style:name="T13" style:family="text">
      <style:text-properties fo:language="ru" fo:country="RU" fo:font-weight="normal" officeooo:rsid="000dab67" style:font-weight-asian="normal" style:font-weight-complex="normal"/>
    </style:style>
    <style:style style:name="T14" style:family="text">
      <style:text-properties fo:language="ru" fo:country="RU" officeooo:rsid="000eaef4"/>
    </style:style>
    <style:style style:name="T15" style:family="text">
      <style:text-properties fo:language="ru" fo:country="RU" officeooo:rsid="001047d6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1" style:family="text">
      <style:text-properties fo:language="en" fo:country="US" fo:font-weight="normal" officeooo:rsid="000dab67" style:font-weight-asian="normal" style:font-weight-complex="normal"/>
    </style:style>
    <style:style style:name="T22" style:family="text">
      <style:text-properties fo:language="en" fo:country="US" officeooo:rsid="001047d6"/>
    </style:style>
    <style:style style:name="T23" style:family="text">
      <style:text-properties fo:language="en" fo:country="US" officeooo:rsid="0012e1ce" style:font-name-asian="Times New Roman" style:font-name-complex="Times New Roman"/>
    </style:style>
    <style:style style:name="T24" style:family="text">
      <style:text-properties fo:language="en" fo:country="US" officeooo:rsid="00137dc1" style:font-name-asian="Times New Roman" style:font-name-complex="Times New Roman"/>
    </style:style>
    <style:style style:name="T25" style:family="text">
      <style:text-properties fo:language="en" fo:country="US" officeooo:rsid="00145f5b"/>
    </style:style>
    <style:style style:name="T26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en" fo:country="US" officeooo:rsid="0012e1ce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fo:font-size="12pt" fo:language="ru" fo:country="RU" officeooo:rsid="0012e1ce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officeooo:rsid="00137dc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officeooo:rsid="000eaef4" style:font-name-complex="Times New Roman Cyr1"/>
    </style:style>
    <style:style style:name="T34" style:family="text">
      <style:text-properties style:font-name="Times New Roman Cyr" fo:language="en" fo:country="US" officeooo:rsid="000dab67" style:font-name-complex="Times New Roman Cyr1"/>
    </style:style>
    <style:style style:name="T35" style:family="text">
      <style:text-properties style:font-name="Times New Roman Cyr" fo:language="en" fo:country="US" officeooo:rsid="000eaef4" style:font-name-complex="Times New Roman Cyr1"/>
    </style:style>
    <style:style style:name="T36" style:family="text">
      <style:text-properties fo:font-weight="normal" officeooo:rsid="001213c1" style:font-weight-asian="normal" style:font-weight-complex="normal"/>
    </style:style>
    <style:style style:name="T37" style:family="text">
      <style:text-properties officeooo:rsid="00145f5b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8"><text:span text:style-name="T31">Дата </text:span><text:span text:style-name="T32">прошедшей </text:span><text:span text:style-name="T31">лекции: </text:span><text:span text:style-name="T33">22.</text:span><text:span text:style-name="T35">11.2022</text:span><text:span text:style-name="T31"><text:tab/></text:span><text:span text:style-name="T32">Номер прошедшей лекции</text:span><text:span text:style-name="T1">: </text:span><text:span text:style-name="T14">№6</text:span><text:span text:style-name="T31"><text:tab/>Дата сдачи: </text:span><text:span text:style-name="T33">06</text:span><text:span text:style-name="T34">.1</text:span><text:span text:style-name="T35">2</text:span><text:span text:style-name="T34">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0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6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</text:span></text:span></text:p>
            <text:h text:style-name="P13" text:outline-level="1">27 Excel Tricks That Can Make Anyone An Excel Expert</text:h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9">e</text:span></text:span><text:span text:style-name="Основной_20_шрифт_20_абзаца"><text:span text:style-name="T17">-</text:span></text:span><text:span text:style-name="Основной_20_шрифт_20_абзаца"><text:span text:style-name="T19">mail</text:span></text:span><text:span text:style-name="Основной_20_шрифт_20_абзаца"><text:span text:style-name="T17">)</text:span></text:span></text:p>
            <text:p text:style-name="P11"><text:span text:style-name="Основной_20_шрифт_20_абзаца"><text:span text:style-name="T21">Liza Brown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5">Дата публикации</text:span></text:span></text:p>
            <text:p text:style-name="P7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15">2</text:span></text:span><text:span text:style-name="Основной_20_шрифт_20_абзаца"><text:span text:style-name="T22">6</text:span></text:span><text:span text:style-name="Основной_20_шрифт_20_абзаца"><text:span text:style-name="T1">" </text:span></text:span><text:span text:style-name="Основной_20_шрифт_20_абзаца"><text:span text:style-name="T15">апрель</text:span></text:span><text:span text:style-name="Основной_20_шрифт_20_абзаца"><text:span text:style-name="T12"> </text:span></text:span><text:span text:style-name="Основной_20_шрифт_20_абзаца"><text:span text:style-name="T1">20</text:span></text:span><text:span text:style-name="Основной_20_шрифт_20_абзаца"><text:span text:style-name="T12">2</text:span></text:span><text:span text:style-name="Основной_20_шрифт_20_абзаца"><text:span text:style-name="T15">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5">Размер статьи </text:span></text:span></text:p>
            <text:p text:style-name="P7"><text:span text:style-name="Основной_20_шрифт_20_абзаца"><text:span text:style-name="T5">(от 4</text:span></text:span><text:span text:style-name="Основной_20_шрифт_20_абзаца"><text:span text:style-name="T17">00</text:span></text:span><text:span text:style-name="Основной_20_шрифт_20_абзаца"><text:span text:style-name="T5"> слов)</text:span></text:span></text:p>
            <text:p text:style-name="P7"><text:span text:style-name="Основной_20_шрифт_20_абзаца"><text:span text:style-name="T15">484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0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5">.</text:span></text:span><text:span text:style-name="Основной_20_шрифт_20_абзаца"><text:span text:style-name="T17">ly</text:span></text:span><text:span text:style-name="Основной_20_шрифт_20_абзаца"><text:span text:style-name="T5">, </text:span></text:span><text:span text:style-name="Основной_20_шрифт_20_абзаца"><text:span text:style-name="T17">tr</text:span></text:span><text:span text:style-name="Основной_20_шрифт_20_абзаца"><text:span text:style-name="T5">.</text:span></text:span><text:span text:style-name="Основной_20_шрифт_20_абзаца"><text:span text:style-name="T17">im</text:span></text:span><text:span text:style-name="Основной_20_шрифт_20_абзаца"><text:span text:style-name="T5"> и т. п.):</text:span></text:span></text:p>
            <text:p text:style-name="P24"><text:span text:style-name="Основной_20_шрифт_20_абзаца"><text:span text:style-name="T13">http://ccl.su/tsU90</text:span></text:span></text:p>
          </table:table-cell>
          <table:covered-table-cell/>
          <table:covered-table-cell/>
        </table:table-row>
        <table:table-row table:style-name="TableLine203067253108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23"><text:span text:style-name="T36">Excel, tricks</text:span></text:p>
          </table:table-cell>
          <table:covered-table-cell/>
          <table:covered-table-cell/>
        </table:table-row>
        <table:table-row table:style-name="TableLine2030672537712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667489384" text:style-name="L1">
              <text:list-item>
          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9">С помощью кнопки в левом углу таблицы можно одни кликом выделить всю таблицу.</text:span></text:span></text:p>
              </text:list-item>
              <text:list-item>
                <text:p text:style-name="P14"><text:span text:style-name="Основной_20_шрифт_20_абзаца"><text:span text:style-name="T8"><text:s/></text:span></text:span><text:span text:style-name="Основной_20_шрифт_20_абзаца"><text:span text:style-name="T10">При выделении нескольких <text:s/>файлов .xlsx и нажатие</text:span></text:span><text:span text:style-name="Основной_20_шрифт_20_абзаца"><text:span text:style-name="T23"> Enter</text:span></text:span><text:span text:style-name="Основной_20_шрифт_20_абзаца"><text:span text:style-name="T10"> одновременное открываются все выделенные файлы. </text:span></text:span></text:p>
              </text:list-item>
              <text:list-item>
                <text:p text:style-name="P15"><text:span text:style-name="Основной_20_шрифт_20_абзаца"><text:span text:style-name="T11">В </text:span></text:span><text:span text:style-name="Основной_20_шрифт_20_абзаца"><text:span text:style-name="T24">Excel </text:span></text:span><text:span text:style-name="Основной_20_шрифт_20_абзаца"><text:span text:style-name="T11">есть автозамена.</text:span></text:span></text:p>
              </text:list-item>
              <text:list-item>
                <text:p text:style-name="P15"><text:span text:style-name="Основной_20_шрифт_20_абзаца"><text:span text:style-name="T11">Реализована быстрая навигация с помощью </text:span></text:span><text:span text:style-name="Основной_20_шрифт_20_абзаца"><text:span text:style-name="T24">Ctrl </text:span></text:span><text:span text:style-name="Основной_20_шрифт_20_абзаца"><text:span text:style-name="T11">и стрелок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1181348701" text:style-name="L2">
              <text:list-item>
                <text:p text:style-name="P16">Данные в статье приемы будут полезны для <text:s/>начинающих работать в <text:span text:style-name="T18">Excel.</text:span></text:p>
              </text:list-item>
              <text:list-item>
                <text:p text:style-name="P19">Значимая часть перечисленных в статье «трюков»<text:span text:style-name="T18">(</text:span>таких как открытие сразу нескольких файлов <text:span text:style-name="T37">и переключение между вкладками</text:span><text:span text:style-name="T18">)</text:span> относятся не <text:span text:style-name="T37">только </text:span>к <text:span text:style-name="T18">Excel.</text:span></text:p>
              </text:list-item>
              <text:list-item>
                <text:p text:style-name="P17">В статье упоминается о том, что в <text:span text:style-name="T18">Excel </text:span>возможен голосовой ввод, это может сильно помочь людям с ограниченными возможностями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/text:p>
            <text:list xml:id="list1084284561" text:style-name="L3">
              <text:list-item>
                <text:p text:style-name="P18">Значимая часть перечисленных в статье «трюков»<text:span text:style-name="T18">(</text:span>таких как открытие сразу нескольких файлов<text:span text:style-name="T18">)</text:span> относятся не к <text:span text:style-name="T18">Excel.</text:span></text:p>
              </text:list-item>
              <text:list-item>
                <text:p text:style-name="P20">Перечисленное совсем не является никакими «трюками» и являются обычными обыденными приемами для работы в <text:span text:style-name="T18">Excel.</text:span></text:p>
              </text:list-item>
              <text:list-item>
                <text:p text:style-name="P22"><text:span text:style-name="Основной_20_шрифт_20_абзаца"><text:span text:style-name="T29">Содержимое статьи не является чем-то актуальным, все это было верно и в 2010.</text:span></text:span></text:p>
              </text:list-item>
              <text:list-item>
                <text:p text:style-name="P21"><text:span text:style-name="Основной_20_шрифт_20_абзаца"><text:span text:style-name="T26">*</text:span></text:span><text:span text:style-name="Основной_20_шрифт_20_абзаца"><text:span text:style-name="T28">Это продукт </text:span></text:span><text:span text:style-name="Основной_20_шрифт_20_абзаца"><text:span text:style-name="T27">Microsoft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9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ontserrat" svg:font-family="Montserrat, 'helvetica neue'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2-06T21:19:02.879000000</dc:date>
    <meta:print-date>1601-01-01T00:00:00Z</meta:print-date>
    <meta:editing-cycles>15</meta:editing-cycles>
    <meta:editing-duration>PT4H1M27S</meta:editing-duration>
    <meta:document-statistic meta:table-count="1" meta:image-count="0" meta:object-count="0" meta:page-count="1" meta:paragraph-count="35" meta:word-count="285" meta:character-count="1949" meta:non-whitespace-character-count="16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